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8a3f6" officeooo:paragraph-rsid="0008a3f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. Quina diferència hi ha entre un compte de google i un altre de Google Workspace?</text:p>
      <text:p text:style-name="P1"/>
      <text:p text:style-name="P2">Un compte de google és un compte normal que utilitza tot el mon, i un compte de workspace es un compte dedicat a empreses la qual comporta una suscripció per optar a eines i aplicacions especifiques empresarials</text:p>
      <text:p text:style-name="P1"/>
      <text:p text:style-name="P1"/>
      <text:p text:style-name="P1">2. Mira les aplicacions que porta incorporades el Google Workspace i comenta 2 aplicacions web d'escriptori que no coneguis o no hagis utilitzat ma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9:39:52.167439854</meta:creation-date>
    <dc:date>2023-09-13T19:49:20.354068511</dc:date>
    <meta:editing-duration>PT9M3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77" meta:character-count="443" meta:non-whitespace-character-count="369"/>
  </office:meta>
</office:document-meta>
</file>